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48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2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sael Queiroz</meta:initial-creator>
    <meta:creation-date>2008-01-18T19:37:11</meta:creation-date>
    <dc:creator>Misael Queiroz</dc:creator>
    <dc:date>2010-12-16T09:05:21</dc:date>
    <meta:editing-cycles>111</meta:editing-cycles>
    <meta:editing-duration>PT08H36M21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